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0.9638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09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nickname</text:p>
          </table:table-cell>
          <table:table-cell office:value-type="string">
            <text:p>name</text:p>
          </table:table-cell>
          <table:table-cell office:value-type="string">
            <text:p>need_to_check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2Cool-Ca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 to 1</text:p>
          </table:table-cell>
          <table:table-cell table:formula="of:=[.A3]" office:value-type="string" office:string-value="3 to 1">
            <text:p>3 to 1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8Geary</text:p>
          </table:table-cell>
          <table:table-cell office:value-type="string">
            <text:p>Geary Feria</text:p>
          </table:table-cell>
          <table:table-cell table:number-columns-repeated="1022"/>
        </table:table-row>
        <table:table-row table:style-name="ro1">
          <table:table-cell office:value-type="string">
            <text:p>Abanto</text:p>
          </table:table-cell>
          <table:table-cell office:value-type="string">
            <text:p>Luis J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cracchiolo0921</text:p>
          </table:table-cell>
          <table:table-cell office:value-type="string">
            <text:p>Antonio Cracchiolo</text:p>
          </table:table-cell>
          <table:table-cell table:number-columns-repeated="1022"/>
        </table:table-row>
        <table:table-row table:style-name="ro1">
          <table:table-cell office:value-type="string">
            <text:p>Aisha</text:p>
          </table:table-cell>
          <table:table-cell office:value-type="string">
            <text:p>Aisha Rasul</text:p>
          </table:table-cell>
          <table:table-cell table:number-columns-repeated="1022"/>
        </table:table-row>
        <table:table-row table:style-name="ro1">
          <table:table-cell office:value-type="string">
            <text:p>Aitoku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itokumasae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ndres36</text:p>
          </table:table-cell>
          <table:table-cell office:value-type="string">
            <text:p>Andres Sims</text:p>
          </table:table-cell>
          <table:table-cell table:number-columns-repeated="1022"/>
        </table:table-row>
        <table:table-row table:style-name="ro1">
          <table:table-cell office:value-type="string">
            <text:p>Andrewkeller</text:p>
          </table:table-cell>
          <table:table-cell office:value-type="string">
            <text:p>Andrew Keller</text:p>
          </table:table-cell>
          <table:table-cell table:number-columns-repeated="1022"/>
        </table:table-row>
        <table:table-row table:style-name="ro1">
          <table:table-cell office:value-type="string">
            <text:p>Angelito</text:p>
          </table:table-cell>
          <table:table-cell office:value-type="string">
            <text:p>Angel Ake</text:p>
          </table:table-cell>
          <table:table-cell table:number-columns-repeated="1022"/>
        </table:table-row>
        <table:table-row table:style-name="ro2">
          <table:table-cell office:value-type="string">
            <text:p>APABrnRecluse</text:p>
          </table:table-cell>
          <table:table-cell office:value-type="string">
            <text:p>APABrnRecluse (Michell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Pham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2">
          <table:table-cell office:value-type="string">
            <text:p>aphamvan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rogers247</text:p>
          </table:table-cell>
          <table:table-cell office:value-type="string">
            <text:p>Alyssa Rogers</text:p>
          </table:table-cell>
          <table:table-cell table:number-columns-repeated="1022"/>
        </table:table-row>
        <table:table-row table:style-name="ro1">
          <table:table-cell office:value-type="string">
            <text:p>Art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audra</text:p>
          </table:table-cell>
          <table:table-cell office:value-type="string">
            <text:p>Audra K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Audra K</text:p>
          </table:table-cell>
          <table:table-cell table:number-columns-repeated="1022"/>
        </table:table-row>
        <table:table-row table:style-name="ro1">
          <table:table-cell office:value-type="string">
            <text:p>AVP100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Belle</text:p>
          </table:table-cell>
          <table:table-cell office:value-type="string">
            <text:p>Annabelle Cabuhat</text:p>
          </table:table-cell>
          <table:table-cell table:number-columns-repeated="1022"/>
        </table:table-row>
        <table:table-row table:style-name="ro1">
          <table:table-cell office:value-type="string">
            <text:p>Benito67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ito T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ji</text:p>
          </table:table-cell>
          <table:table-cell office:value-type="string">
            <text:p>Ben Green</text:p>
          </table:table-cell>
          <table:table-cell table:number-columns-repeated="1022"/>
        </table:table-row>
        <table:table-row table:style-name="ro1">
          <table:table-cell office:value-type="string">
            <text:p>benjamindelma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office:value-type="string">
            <text:p>benmarini</text:p>
          </table:table-cell>
          <table:table-cell office:value-type="string">
            <text:p>Ben Marini</text:p>
          </table:table-cell>
          <table:table-cell table:number-columns-repeated="1022"/>
        </table:table-row>
        <table:table-row table:style-name="ro1">
          <table:table-cell office:value-type="string">
            <text:p>BigJerk</text:p>
          </table:table-cell>
          <table:table-cell office:value-type="string">
            <text:p>Rob Reev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gSteve</text:p>
          </table:table-cell>
          <table:table-cell table:number-columns-repeated="1022"/>
        </table:table-row>
        <table:table-row table:style-name="ro1">
          <table:table-cell office:value-type="string">
            <text:p>BigSteve2</text:p>
          </table:table-cell>
          <table:table-cell office:value-type="string">
            <text:p>BigSteve</text:p>
          </table:table-cell>
          <table:table-cell table:number-columns-repeated="1022"/>
        </table:table-row>
        <table:table-row table:style-name="ro1">
          <table:table-cell office:value-type="string">
            <text:p>Blackice</text:p>
          </table:table-cell>
          <table:table-cell office:value-type="string">
            <text:p>Daniel Mosley</text:p>
          </table:table-cell>
          <table:table-cell table:number-columns-repeated="1022"/>
        </table:table-row>
        <table:table-row table:style-name="ro1">
          <table:table-cell office:value-type="string">
            <text:p>billhart</text:p>
          </table:table-cell>
          <table:table-cell office:value-type="string">
            <text:p>Bill Hart</text:p>
          </table:table-cell>
          <table:table-cell table:number-columns-repeated="1022"/>
        </table:table-row>
        <table:table-row table:style-name="ro1">
          <table:table-cell office:value-type="string">
            <text:p>bluewhale</text:p>
          </table:table-cell>
          <table:table-cell office:value-type="string">
            <text:p>Barnie May</text:p>
          </table:table-cell>
          <table:table-cell table:number-columns-repeated="1022"/>
        </table:table-row>
        <table:table-row table:style-name="ro1">
          <table:table-cell office:value-type="string">
            <text:p>BobSimon</text:p>
          </table:table-cell>
          <table:table-cell office:value-type="string">
            <text:p>Bob Simon</text:p>
          </table:table-cell>
          <table:table-cell table:number-columns-repeated="1022"/>
        </table:table-row>
        <table:table-row table:style-name="ro2">
          <table:table-cell office:value-type="string">
            <text:p>Book</text:p>
          </table:table-cell>
          <table:table-cell office:value-type="string">
            <text:p>Book (Putan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raveheart</text:p>
          </table:table-cell>
          <table:table-cell office:value-type="string">
            <text:p>Guy Argo</text:p>
          </table:table-cell>
          <table:table-cell table:number-columns-repeated="1022"/>
        </table:table-row>
        <table:table-row table:style-name="ro1">
          <table:table-cell office:value-type="string">
            <text:p>caitlinlala</text:p>
          </table:table-cell>
          <table:table-cell office:value-type="string">
            <text:p>Caitlin McKenzie</text:p>
          </table:table-cell>
          <table:table-cell table:number-columns-repeated="1022"/>
        </table:table-row>
        <table:table-row table:style-name="ro1">
          <table:table-cell office:value-type="string">
            <text:p>Caleb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pta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arlitosTep</text:p>
          </table:table-cell>
          <table:table-cell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CCX</text:p>
          </table:table-cell>
          <table:table-cell office:value-type="string">
            <text:p>Claudio Calix</text:p>
          </table:table-cell>
          <table:table-cell table:number-columns-repeated="1022"/>
        </table:table-row>
        <table:table-row table:style-name="ro1">
          <table:table-cell office:value-type="string">
            <text:p>CDRubi</text:p>
          </table:table-cell>
          <table:table-cell office:value-type="string">
            <text:p>Cristian Rubi</text:p>
          </table:table-cell>
          <table:table-cell table:number-columns-repeated="1022"/>
        </table:table-row>
        <table:table-row table:style-name="ro1">
          <table:table-cell office:value-type="string">
            <text:p>champ_exert</text:p>
          </table:table-cell>
          <table:table-cell office:value-type="string">
            <text:p>Itsara Khajhonsakchutikul</text:p>
          </table:table-cell>
          <table:table-cell table:number-columns-repeated="1022"/>
        </table:table-row>
        <table:table-row table:style-name="ro2">
          <table:table-cell office:value-type="string">
            <text:p>Chanfam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Chanfan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INOSON</text:p>
          </table:table-cell>
          <table:table-cell table:number-columns-repeated="1022"/>
        </table:table-row>
        <table:table-row table:style-name="ro1">
          <table:table-cell office:value-type="string">
            <text:p>Chotivudh</text:p>
          </table:table-cell>
          <table:table-cell office:value-type="string">
            <text:p>Chotivudh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r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hrisrubio_2305</text:p>
          </table:table-cell>
          <table:table-cell office:value-type="string">
            <text:p>Christian Rubio</text:p>
          </table:table-cell>
          <table:table-cell table:number-columns-repeated="1022"/>
        </table:table-row>
        <table:table-row table:style-name="ro1">
          <table:table-cell office:value-type="string">
            <text:p>cliffw</text:p>
          </table:table-cell>
          <table:table-cell office:value-type="string">
            <text:p>Cliff Warren</text:p>
          </table:table-cell>
          <table:table-cell table:number-columns-repeated="1022"/>
        </table:table-row>
        <table:table-row table:style-name="ro1">
          <table:table-cell office:value-type="string">
            <text:p>Colette</text:p>
          </table:table-cell>
          <table:table-cell office:value-type="string">
            <text:p>Colette Thomason</text:p>
          </table:table-cell>
          <table:table-cell table:number-columns-repeated="1022"/>
        </table:table-row>
        <table:table-row table:style-name="ro1">
          <table:table-cell office:value-type="string">
            <text:p>CoolCat</text:p>
          </table:table-cell>
          <table:table-cell office:value-type="string">
            <text:p>Chris Graing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orgi</text:p>
          </table:table-cell>
          <table:table-cell table:number-columns-repeated="1022"/>
        </table:table-row>
        <table:table-row table:style-name="ro2">
          <table:table-cell office:value-type="string">
            <text:p>Co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r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rankyclara</text:p>
          </table:table-cell>
          <table:table-cell office:value-type="string">
            <text:p>Clara Kwong</text:p>
          </table:table-cell>
          <table:table-cell table:number-columns-repeated="1022"/>
        </table:table-row>
        <table:table-row table:style-name="ro2">
          <table:table-cell office:value-type="string">
            <text:p>CrystalRocks</text:p>
          </table:table-cell>
          <table:table-cell office:value-type="string">
            <text:p>Crystal Kelem</text:p>
          </table:table-cell>
          <table:table-cell table:number-columns-repeated="1022"/>
        </table:table-row>
        <table:table-row table:style-name="ro1">
          <table:table-cell office:value-type="string">
            <text:p>dacandal</text:p>
          </table:table-cell>
          <table:table-cell office:value-type="string">
            <text:p>Dylan Scandalios</text:p>
          </table:table-cell>
          <table:table-cell table:number-columns-repeated="1022"/>
        </table:table-row>
        <table:table-row table:style-name="ro1">
          <table:table-cell office:value-type="string">
            <text:p>dali</text:p>
          </table:table-cell>
          <table:table-cell office:value-type="string">
            <text:p>Dali Karahan</text:p>
          </table:table-cell>
          <table:table-cell table:number-columns-repeated="1022"/>
        </table:table-row>
        <table:table-row table:style-name="ro2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2">
          <table:table-cell office:value-type="string">
            <text:p>danydamage</text:p>
          </table:table-cell>
          <table:table-cell office:value-type="string">
            <text:p>Daniel Alexanyan</text:p>
          </table:table-cell>
          <table:table-cell table:number-columns-repeated="1022"/>
        </table:table-row>
        <table:table-row table:style-name="ro1">
          <table:table-cell office:value-type="string">
            <text:p>Darrenkoepp</text:p>
          </table:table-cell>
          <table:table-cell office:value-type="string">
            <text:p>Darren Koepp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ave55</text:p>
          </table:table-cell>
          <table:table-cell table:number-columns-repeated="1022"/>
        </table:table-row>
        <table:table-row table:style-name="ro2">
          <table:table-cell office:value-type="string">
            <text:p>Dave Yu</text:p>
          </table:table-cell>
          <table:table-cell office:value-type="string">
            <text:p>Dave Yu</text:p>
          </table:table-cell>
          <table:table-cell table:number-columns-repeated="1022"/>
        </table:table-row>
        <table:table-row table:style-name="ro1">
          <table:table-cell office:value-type="string">
            <text:p>dbwolfe</text:p>
          </table:table-cell>
          <table:table-cell office:value-type="string">
            <text:p>Dan Wolfe</text:p>
          </table:table-cell>
          <table:table-cell table:number-columns-repeated="1022"/>
        </table:table-row>
        <table:table-row table:style-name="ro1">
          <table:table-cell office:value-type="string">
            <text:p>DeXoNeR</text:p>
          </table:table-cell>
          <table:table-cell office:value-type="string">
            <text:p>Dean Schram</text:p>
          </table:table-cell>
          <table:table-cell table:number-columns-repeated="1022"/>
        </table:table-row>
        <table:table-row table:style-name="ro1">
          <table:table-cell office:value-type="string">
            <text:p>Dick</text:p>
          </table:table-cell>
          <table:table-cell office:value-type="string">
            <text:p>Dick Mills</text:p>
          </table:table-cell>
          <table:table-cell table:number-columns-repeated="1022"/>
        </table:table-row>
        <table:table-row table:style-name="ro1">
          <table:table-cell office:value-type="string">
            <text:p>DigDug</text:p>
          </table:table-cell>
          <table:table-cell office:value-type="string">
            <text:p>Doug Carson</text:p>
          </table:table-cell>
          <table:table-cell table:number-columns-repeated="1022"/>
        </table:table-row>
        <table:table-row table:style-name="ro1">
          <table:table-cell office:value-type="string">
            <text:p>diogo6</text:p>
          </table:table-cell>
          <table:table-cell office:value-type="string">
            <text:p>Diogo Martini</text:p>
          </table:table-cell>
          <table:table-cell table:number-columns-repeated="1022"/>
        </table:table-row>
        <table:table-row table:style-name="ro1">
          <table:table-cell office:value-type="string">
            <text:p>DoctorDetroit</text:p>
          </table:table-cell>
          <table:table-cell office:value-type="string">
            <text:p>DoctorDetroit (Gary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Dogmatix</text:p>
          </table:table-cell>
          <table:table-cell office:value-type="string">
            <text:p>Ryan Piaget</text:p>
          </table:table-cell>
          <table:table-cell table:number-columns-repeated="1022"/>
        </table:table-row>
        <table:table-row table:style-name="ro1">
          <table:table-cell office:value-type="string">
            <text:p>Dorothy1</text:p>
          </table:table-cell>
          <table:table-cell office:value-type="string">
            <text:p>Dorothy1 (Alexi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raymehr</text:p>
          </table:table-cell>
          <table:table-cell office:value-type="string">
            <text:p>David Mehrwein</text:p>
          </table:table-cell>
          <table:table-cell table:number-columns-repeated="1022"/>
        </table:table-row>
        <table:table-row table:style-name="ro1">
          <table:table-cell office:value-type="string">
            <text:p>D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-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2">
          <table:table-cell office:value-type="string">
            <text:p>DwyFace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2">
          <table:table-cell office:value-type="string">
            <text:p>DwyFace2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EagleEye6</text:p>
          </table:table-cell>
          <table:table-cell office:value-type="string">
            <text:p>Trip Allen</text:p>
          </table:table-cell>
          <table:table-cell table:number-columns-repeated="1022"/>
        </table:table-row>
        <table:table-row table:style-name="ro1">
          <table:table-cell office:value-type="string">
            <text:p>Earle</text:p>
          </table:table-cell>
          <table:table-cell office:value-type="string">
            <text:p>Earle Murphy</text:p>
          </table:table-cell>
          <table:table-cell table:number-columns-repeated="1022"/>
        </table:table-row>
        <table:table-row table:style-name="ro1">
          <table:table-cell office:value-type="string">
            <text:p>echow</text:p>
          </table:table-cell>
          <table:table-cell office:value-type="string">
            <text:p>Ernest Chow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dwin</text:p>
          </table:table-cell>
          <table:table-cell table:number-columns-repeated="1022"/>
        </table:table-row>
        <table:table-row table:style-name="ro1">
          <table:table-cell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2">
          <table:table-cell office:value-type="string">
            <text:p>Emperorofketchup</text:p>
          </table:table-cell>
          <table:table-cell office:value-type="string">
            <text:p>Doug Heinz</text:p>
          </table:table-cell>
          <table:table-cell table:number-columns-repeated="1022"/>
        </table:table-row>
        <table:table-row table:style-name="ro1">
          <table:table-cell office:value-type="string">
            <text:p>entrepreneurSF</text:p>
          </table:table-cell>
          <table:table-cell office:value-type="string">
            <text:p>Mark Thomas</text:p>
          </table:table-cell>
          <table:table-cell table:number-columns-repeated="1022"/>
        </table:table-row>
        <table:table-row table:style-name="ro1">
          <table:table-cell office:value-type="string">
            <text:p>ericbabaki</text:p>
          </table:table-cell>
          <table:table-cell office:value-type="string">
            <text:p>Eric Babaki</text:p>
          </table:table-cell>
          <table:table-cell table:number-columns-repeated="1022"/>
        </table:table-row>
        <table:table-row table:style-name="ro1">
          <table:table-cell office:value-type="string">
            <text:p>Ericchen0121</text:p>
          </table:table-cell>
          <table:table-cell office:value-type="string">
            <text:p>Eric Chen</text:p>
          </table:table-cell>
          <table:table-cell table:number-columns-repeated="1022"/>
        </table:table-row>
        <table:table-row table:style-name="ro1">
          <table:table-cell office:value-type="string">
            <text:p>Erikaypacheco</text:p>
          </table:table-cell>
          <table:table-cell office:value-type="string">
            <text:p>Erika Bebe</text:p>
          </table:table-cell>
          <table:table-cell table:number-columns-repeated="1022"/>
        </table:table-row>
        <table:table-row table:style-name="ro1">
          <table:table-cell office:value-type="string">
            <text:p>Ernesto</text:p>
          </table:table-cell>
          <table:table-cell office:value-type="string">
            <text:p>Ernesto Reyes</text:p>
          </table:table-cell>
          <table:table-cell table:number-columns-repeated="1022"/>
        </table:table-row>
        <table:table-row table:style-name="ro1">
          <table:table-cell office:value-type="string">
            <text:p>Fearghal</text:p>
          </table:table-cell>
          <table:table-cell office:value-type="string">
            <text:p>Fearghal McElen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FlatTop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loydbeth</text:p>
          </table:table-cell>
          <table:table-cell office:value-type="string">
            <text:p>Floyd Adriano</text:p>
          </table:table-cell>
          <table:table-cell table:number-columns-repeated="1022"/>
        </table:table-row>
        <table:table-row table:style-name="ro1">
          <table:table-cell office:value-type="string">
            <text:p>Fran</text:p>
          </table:table-cell>
          <table:table-cell office:value-type="string">
            <text:p>Fran Herman</text:p>
          </table:table-cell>
          <table:table-cell table:number-columns-repeated="1022"/>
        </table:table-row>
        <table:table-row table:style-name="ro1">
          <table:table-cell office:value-type="string">
            <text:p>Frisbie</text:p>
          </table:table-cell>
          <table:table-cell office:value-type="string">
            <text:p>Matt Frisbie</text:p>
          </table:table-cell>
          <table:table-cell table:number-columns-repeated="1022"/>
        </table:table-row>
        <table:table-row table:style-name="ro2">
          <table:table-cell office:value-type="string">
            <text:p>ftso</text:p>
          </table:table-cell>
          <table:table-cell office:value-type="string">
            <text:p>ftso (France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ASjr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Sjr2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rymfoak</text:p>
          </table:table-cell>
          <table:table-cell office:value-type="string">
            <text:p>Kevin Su</text:p>
          </table:table-cell>
          <table:table-cell table:number-columns-repeated="1022"/>
        </table:table-row>
        <table:table-row table:style-name="ro1">
          <table:table-cell office:value-type="string">
            <text:p>gearcode77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george</text:p>
          </table:table-cell>
          <table:table-cell office:value-type="string">
            <text:p>george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rlpool</text:p>
          </table:table-cell>
          <table:table-cell office:value-type="string">
            <text:p>Gerlie Mendoza</text:p>
          </table:table-cell>
          <table:table-cell table:number-columns-repeated="1022"/>
        </table:table-row>
        <table:table-row table:style-name="ro1">
          <table:table-cell office:value-type="string">
            <text:p>German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2">
          <table:table-cell office:value-type="string">
            <text:p>gmannucsc</text:p>
          </table:table-cell>
          <table:table-cell office:value-type="string">
            <text:p>Gurpreet Mann</text:p>
          </table:table-cell>
          <table:table-cell table:number-columns-repeated="1022"/>
        </table:table-row>
        <table:table-row table:style-name="ro1">
          <table:table-cell office:value-type="string">
            <text:p>Gonnzz26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onnzz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2">
          <table:table-cell office:value-type="string">
            <text:p>grahamshelton</text:p>
          </table:table-cell>
          <table:table-cell office:value-type="string">
            <text:p>Graham Shelton</text:p>
          </table:table-cell>
          <table:table-cell table:number-columns-repeated="1022"/>
        </table:table-row>
        <table:table-row table:style-name="ro1">
          <table:table-cell office:value-type="string">
            <text:p>gsantoro</text:p>
          </table:table-cell>
          <table:table-cell office:value-type="string">
            <text:p>Gino Santoro</text:p>
          </table:table-cell>
          <table:table-cell table:number-columns-repeated="1022"/>
        </table:table-row>
        <table:table-row table:style-name="ro1">
          <table:table-cell office:value-type="string">
            <text:p>gusfring</text:p>
          </table:table-cell>
          <table:table-cell office:value-type="string">
            <text:p>gusfri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aarley</text:p>
          </table:table-cell>
          <table:table-cell table:formula="of:=[.A115]" office:value-type="string" office:string-value="Haaarley">
            <text:p>Haaarle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ppyRichard</text:p>
          </table:table-cell>
          <table:table-cell office:value-type="string">
            <text:p>Richard Choi</text:p>
          </table:table-cell>
          <table:table-cell table:number-columns-repeated="1022"/>
        </table:table-row>
        <table:table-row table:style-name="ro1">
          <table:table-cell office:value-type="string">
            <text:p>Harbinger345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Hector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 O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Oh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nry</text:p>
          </table:table-cell>
          <table:table-cell office:value-type="string">
            <text:p>Henry Kwon</text:p>
          </table:table-cell>
          <table:table-cell table:number-columns-repeated="1022"/>
        </table:table-row>
        <table:table-row table:style-name="ro2">
          <table:table-cell office:value-type="string">
            <text:p>hobbnet</text:p>
          </table:table-cell>
          <table:table-cell office:value-type="string">
            <text:p>Wade Hobb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Hor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ypo88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Iamhandsom</text:p>
          </table:table-cell>
          <table:table-cell office:value-type="string">
            <text:p>Iamhands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IAmTheRat</text:p>
          </table:table-cell>
          <table:table-cell office:value-type="string">
            <text:p>Jess Rattey</text:p>
          </table:table-cell>
          <table:table-cell table:number-columns-repeated="1022"/>
        </table:table-row>
        <table:table-row table:style-name="ro2">
          <table:table-cell office:value-type="string">
            <text:p>azmath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2">
          <table:table-cell office:value-type="string">
            <text:p>iceboy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2">
          <table:table-cell office:value-type="string">
            <text:p>iloveduckfat87</text:p>
          </table:table-cell>
          <table:table-cell office:value-type="string">
            <text:p>Jeremy Broucek</text:p>
          </table:table-cell>
          <table:table-cell table:number-columns-repeated="1022"/>
        </table:table-row>
        <table:table-row table:style-name="ro1">
          <table:table-cell office:value-type="string">
            <text:p>ironhead</text:p>
          </table:table-cell>
          <table:table-cell office:value-type="string">
            <text:p>Neil Finocchiaro</text:p>
          </table:table-cell>
          <table:table-cell table:number-columns-repeated="1022"/>
        </table:table-row>
        <table:table-row table:style-name="ro1">
          <table:table-cell office:value-type="string">
            <text:p>itzkeithocuh</text:p>
          </table:table-cell>
          <table:table-cell office:value-type="string">
            <text:p>Keith Rubia</text:p>
          </table:table-cell>
          <table:table-cell table:number-columns-repeated="1022"/>
        </table:table-row>
        <table:table-row table:style-name="ro1">
          <table:table-cell office:value-type="string">
            <text:p>jamesl4981</text:p>
          </table:table-cell>
          <table:table-cell office:value-type="string">
            <text:p>James Lieble</text:p>
          </table:table-cell>
          <table:table-cell table:number-columns-repeated="1022"/>
        </table:table-row>
        <table:table-row table:style-name="ro1">
          <table:table-cell office:value-type="string">
            <text:p>Jamie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 B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yGrehan</text:p>
          </table:table-cell>
          <table:table-cell office:value-type="string">
            <text:p>Jason Grehan</text:p>
          </table:table-cell>
          <table:table-cell table:number-columns-repeated="1022"/>
        </table:table-row>
        <table:table-row table:style-name="ro1">
          <table:table-cell office:value-type="string">
            <text:p>jdizon</text:p>
          </table:table-cell>
          <table:table-cell office:value-type="string">
            <text:p>Jaime Dizon</text:p>
          </table:table-cell>
          <table:table-cell table:number-columns-repeated="1022"/>
        </table:table-row>
        <table:table-row table:style-name="ro1">
          <table:table-cell office:value-type="string">
            <text:p>Jdubs05</text:p>
          </table:table-cell>
          <table:table-cell office:value-type="string">
            <text:p>Josh Williams</text:p>
          </table:table-cell>
          <table:table-cell table:number-columns-repeated="1022"/>
        </table:table-row>
        <table:table-row table:style-name="ro1">
          <table:table-cell office:value-type="string">
            <text:p>Jfattal</text:p>
          </table:table-cell>
          <table:table-cell office:value-type="string">
            <text:p>Jordan Fattal</text:p>
          </table:table-cell>
          <table:table-cell table:number-columns-repeated="1022"/>
        </table:table-row>
        <table:table-row table:style-name="ro1">
          <table:table-cell office:value-type="string">
            <text:p>jfgottheil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hosebastian</text:p>
          </table:table-cell>
          <table:table-cell office:value-type="string">
            <text:p>Jhoanna Sebastian</text:p>
          </table:table-cell>
          <table:table-cell table:number-columns-repeated="1022"/>
        </table:table-row>
        <table:table-row table:style-name="ro1">
          <table:table-cell office:value-type="string">
            <text:p>John</text:p>
          </table:table-cell>
          <table:table-cell office:value-type="string">
            <text:p>John Bradley</text:p>
          </table:table-cell>
          <table:table-cell table:number-columns-repeated="1022"/>
        </table:table-row>
        <table:table-row table:style-name="ro1">
          <table:table-cell office:value-type="string">
            <text:p>Joina</text:p>
          </table:table-cell>
          <table:table-cell office:value-type="string">
            <text:p>Joina Lia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osetuz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T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2">
          <table:table-cell office:value-type="string">
            <text:p>Jose navarro</text:p>
          </table:table-cell>
          <table:table-cell office:value-type="string">
            <text:p>Jose Navarr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 Navarro</text:p>
          </table:table-cell>
          <table:table-cell table:number-columns-repeated="1022"/>
        </table:table-row>
        <table:table-row table:style-name="ro2">
          <table:table-cell office:value-type="string">
            <text:p>jostrow</text:p>
          </table:table-cell>
          <table:table-cell office:value-type="string">
            <text:p>Julian Ostrow</text:p>
          </table:table-cell>
          <table:table-cell table:number-columns-repeated="1022"/>
        </table:table-row>
        <table:table-row table:style-name="ro1">
          <table:table-cell office:value-type="string">
            <text:p>jpongin</text:p>
          </table:table-cell>
          <table:table-cell office:value-type="string">
            <text:p>James Hunvanich</text:p>
          </table:table-cell>
          <table:table-cell table:number-columns-repeated="1022"/>
        </table:table-row>
        <table:table-row table:style-name="ro1">
          <table:table-cell office:value-type="string">
            <text:p>jstein</text:p>
          </table:table-cell>
          <table:table-cell office:value-type="string">
            <text:p>Joseph Stein</text:p>
          </table:table-cell>
          <table:table-cell table:number-columns-repeated="1022"/>
        </table:table-row>
        <table:table-row table:style-name="ro1">
          <table:table-cell office:value-type="string">
            <text:p>jthielfoldt42</text:p>
          </table:table-cell>
          <table:table-cell office:value-type="string">
            <text:p>James Thielfoldt</text:p>
          </table:table-cell>
          <table:table-cell table:number-columns-repeated="1022"/>
        </table:table-row>
        <table:table-row table:style-name="ro1">
          <table:table-cell office:value-type="string">
            <text:p>juj1</text:p>
          </table:table-cell>
          <table:table-cell office:value-type="string">
            <text:p>Julie Garner</text:p>
          </table:table-cell>
          <table:table-cell table:number-columns-repeated="1022"/>
        </table:table-row>
        <table:table-row table:style-name="ro1">
          <table:table-cell office:value-type="string">
            <text:p>Julien</text:p>
          </table:table-cell>
          <table:table-cell office:value-type="string">
            <text:p>Julien Roeser</text:p>
          </table:table-cell>
          <table:table-cell table:number-columns-repeated="1022"/>
        </table:table-row>
        <table:table-row table:style-name="ro1">
          <table:table-cell office:value-type="string">
            <text:p>Jupiter</text:p>
          </table:table-cell>
          <table:table-cell office:value-type="string">
            <text:p>Elizabeth Good</text:p>
          </table:table-cell>
          <table:table-cell table:number-columns-repeated="1022"/>
        </table:table-row>
        <table:table-row table:style-name="ro1">
          <table:table-cell office:value-type="string">
            <text:p>kalou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2">
          <table:table-cell office:value-type="string">
            <text:p>Karyn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2">
          <table:table-cell office:value-type="string">
            <text:p>Karyngarske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table:formula="of:=[.A162]" office:value-type="string" office:string-value="kdog77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office:value-type="string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ebs</text:p>
          </table:table-cell>
          <table:table-cell office:value-type="string">
            <text:p>Kevin Vibat</text:p>
          </table:table-cell>
          <table:table-cell table:number-columns-repeated="1022"/>
        </table:table-row>
        <table:table-row table:style-name="ro1">
          <table:table-cell office:value-type="string">
            <text:p>ke7in</text:p>
          </table:table-cell>
          <table:table-cell office:value-type="string">
            <text:p>Kevin Meehan</text:p>
          </table:table-cell>
          <table:table-cell table:number-columns-repeated="1022"/>
        </table:table-row>
        <table:table-row table:style-name="ro1">
          <table:table-cell office:value-type="string">
            <text:p>Kgrizz</text:p>
          </table:table-cell>
          <table:table-cell office:value-type="string">
            <text:p>Kerry Gray</text:p>
          </table:table-cell>
          <table:table-cell table:number-columns-repeated="1022"/>
        </table:table-row>
        <table:table-row table:style-name="ro1">
          <table:table-cell office:value-type="string">
            <text:p>Kidd</text:p>
          </table:table-cell>
          <table:table-cell office:value-type="string">
            <text:p>Geronimo</text:p>
          </table:table-cell>
          <table:table-cell table:number-columns-repeated="1022"/>
        </table:table-row>
        <table:table-row table:style-name="ro1">
          <table:table-cell office:value-type="string">
            <text:p>Kirtywirt</text:p>
          </table:table-cell>
          <table:table-cell office:value-type="string">
            <text:p>Kirsten Day</text:p>
          </table:table-cell>
          <table:table-cell table:number-columns-repeated="1022"/>
        </table:table-row>
        <table:table-row table:style-name="ro1">
          <table:table-cell office:value-type="string">
            <text:p>Klowe</text:p>
          </table:table-cell>
          <table:table-cell office:value-type="string">
            <text:p>Kalen Lowe</text:p>
          </table:table-cell>
          <table:table-cell table:number-columns-repeated="1022"/>
        </table:table-row>
        <table:table-row table:style-name="ro1">
          <table:table-cell office:value-type="string">
            <text:p>konartist</text:p>
          </table:table-cell>
          <table:table-cell office:value-type="string">
            <text:p>Khanh Ngo</text:p>
          </table:table-cell>
          <table:table-cell table:number-columns-repeated="1022"/>
        </table:table-row>
        <table:table-row table:style-name="ro1">
          <table:table-cell office:value-type="string">
            <text:p>Korn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ornSf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2">
          <table:table-cell office:value-type="string">
            <text:p>Kraznmarket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KYDave</text:p>
          </table:table-cell>
          <table:table-cell office:value-type="string">
            <text:p>Dave Schroerlucke</text:p>
          </table:table-cell>
          <table:table-cell table:number-columns-repeated="1022"/>
        </table:table-row>
        <table:table-row table:style-name="ro1">
          <table:table-cell office:value-type="string">
            <text:p>Larry</text:p>
          </table:table-cell>
          <table:table-cell office:value-type="string">
            <text:p>Larry Damman</text:p>
          </table:table-cell>
          <table:table-cell table:number-columns-repeated="1022"/>
        </table:table-row>
        <table:table-row table:style-name="ro1">
          <table:table-cell office:value-type="string">
            <text:p>lauraw</text:p>
          </table:table-cell>
          <table:table-cell office:value-type="string">
            <text:p>Laura Wiggins</text:p>
          </table:table-cell>
          <table:table-cell table:number-columns-repeated="1022"/>
        </table:table-row>
        <table:table-row table:style-name="ro1">
          <table:table-cell office:value-type="string">
            <text:p>lenatichy</text:p>
          </table:table-cell>
          <table:table-cell office:value-type="string">
            <text:p>Lena Tichy</text:p>
          </table:table-cell>
          <table:table-cell table:number-columns-repeated="1022"/>
        </table:table-row>
        <table:table-row table:style-name="ro1">
          <table:table-cell office:value-type="string">
            <text:p>lensf415</text:p>
          </table:table-cell>
          <table:table-cell office:value-type="string">
            <text:p>Leonard Suguitan</text:p>
          </table:table-cell>
          <table:table-cell table:number-columns-repeated="1022"/>
        </table:table-row>
        <table:table-row table:style-name="ro1">
          <table:table-cell office:value-type="string">
            <text:p>Leon</text:p>
          </table:table-cell>
          <table:table-cell office:value-type="string">
            <text:p>Leon Waki</text:p>
          </table:table-cell>
          <table:table-cell table:number-columns-repeated="1022"/>
        </table:table-row>
        <table:table-row table:style-name="ro1">
          <table:table-cell office:value-type="string">
            <text:p>Lilcoyote</text:p>
          </table:table-cell>
          <table:table-cell office:value-type="string">
            <text:p>Cristina Urreaga</text:p>
          </table:table-cell>
          <table:table-cell table:number-columns-repeated="1022"/>
        </table:table-row>
        <table:table-row table:style-name="ro1">
          <table:table-cell office:value-type="string">
            <text:p>LionHeart</text:p>
          </table:table-cell>
          <table:table-cell office:value-type="string">
            <text:p>LionHeart (Leon)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quid</text:p>
          </table:table-cell>
          <table:table-cell table:number-columns-repeated="1022"/>
        </table:table-row>
        <table:table-row table:style-name="ro1">
          <table:table-cell office:value-type="string">
            <text:p>LisaFrank420</text:p>
          </table:table-cell>
          <table:table-cell office:value-type="string">
            <text:p>Alex Stuart</text:p>
          </table:table-cell>
          <table:table-cell table:number-columns-repeated="1022"/>
        </table:table-row>
        <table:table-row table:style-name="ro2">
          <table:table-cell office:value-type="string">
            <text:p>LuckyLindy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2">
          <table:table-cell office:value-type="string">
            <text:p>Dave Lindenmuth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2">
          <table:table-cell office:value-type="string">
            <text:p>Luiscifer</text:p>
          </table:table-cell>
          <table:table-cell office:value-type="string">
            <text:p>Luiscif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Nick M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4551v3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ace191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ce198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lav</text:p>
          </table:table-cell>
          <table:table-cell office:value-type="string">
            <text:p>malav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ndomadness89</text:p>
          </table:table-cell>
          <table:table-cell office:value-type="string">
            <text:p>Armando Benutto</text:p>
          </table:table-cell>
          <table:table-cell table:number-columns-repeated="1022"/>
        </table:table-row>
        <table:table-row table:style-name="ro1">
          <table:table-cell office:value-type="string">
            <text:p>marcelo</text:p>
          </table:table-cell>
          <table:table-cell office:value-type="string">
            <text:p>Marcelo Aviles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rina</text:p>
          </table:table-cell>
          <table:table-cell office:value-type="string">
            <text:p>Marina Cole</text:p>
          </table:table-cell>
          <table:table-cell table:number-columns-repeated="1022"/>
        </table:table-row>
        <table:table-row table:style-name="ro1">
          <table:table-cell office:value-type="string">
            <text:p>markusca</text:p>
          </table:table-cell>
          <table:table-cell office:value-type="string">
            <text:p>Mark Butler</text:p>
          </table:table-cell>
          <table:table-cell table:number-columns-repeated="1022"/>
        </table:table-row>
        <table:table-row table:style-name="ro1">
          <table:table-cell office:value-type="string">
            <text:p>Greg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Greg M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2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hallwill</text:p>
          </table:table-cell>
          <table:table-cell office:value-type="string">
            <text:p>Marshall Williams</text:p>
          </table:table-cell>
          <table:table-cell table:number-columns-repeated="1022"/>
        </table:table-row>
        <table:table-row table:style-name="ro1">
          <table:table-cell office:value-type="string">
            <text:p>Martini</text:p>
          </table:table-cell>
          <table:table-cell office:value-type="string">
            <text:p>Martin Smidak</text:p>
          </table:table-cell>
          <table:table-cell table:number-columns-repeated="1022"/>
        </table:table-row>
        <table:table-row table:style-name="ro1">
          <table:table-cell office:value-type="string">
            <text:p>MasterBlaster</text:p>
          </table:table-cell>
          <table:table-cell table:formula="of:=[.A203]" office:value-type="string" office:string-value="MasterBlaster">
            <text:p>MasterBlast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xstone2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x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a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well</text:p>
          </table:table-cell>
          <table:table-cell office:value-type="string">
            <text:p>Mike Maxwel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csf</text:p>
          </table:table-cell>
          <table:table-cell office:value-type="string">
            <text:p>Mark Coyl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elvin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franklin</text:p>
          </table:table-cell>
          <table:table-cell office:value-type="string">
            <text:p>Michael Franklin</text:p>
          </table:table-cell>
          <table:table-cell table:number-columns-repeated="1022"/>
        </table:table-row>
        <table:table-row table:style-name="ro1">
          <table:table-cell office:value-type="string">
            <text:p>mhacker</text:p>
          </table:table-cell>
          <table:table-cell office:value-type="string">
            <text:p>Matthew Hacker</text:p>
          </table:table-cell>
          <table:table-cell table:number-columns-repeated="1022"/>
        </table:table-row>
        <table:table-row table:style-name="ro1">
          <table:table-cell office:value-type="string">
            <text:p>michaelegr</text:p>
          </table:table-cell>
          <table:table-cell office:value-type="string">
            <text:p>Mike Leah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idwestBlond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MiguelC</text:p>
          </table:table-cell>
          <table:table-cell office:value-type="string">
            <text:p>Miguel Chimas</text:p>
          </table:table-cell>
          <table:table-cell table:number-columns-repeated="1022"/>
        </table:table-row>
        <table:table-row table:style-name="ro1">
          <table:table-cell office:value-type="string">
            <text:p>MikeC</text:p>
          </table:table-cell>
          <table:table-cell office:value-type="string">
            <text:p>Mike Clagg</text:p>
          </table:table-cell>
          <table:table-cell table:number-columns-repeated="1022"/>
        </table:table-row>
        <table:table-row table:style-name="ro1">
          <table:table-cell office:value-type="string">
            <text:p>MikeS</text:p>
          </table:table-cell>
          <table:table-cell office:value-type="string">
            <text:p>Michael Schlatter</text:p>
          </table:table-cell>
          <table:table-cell table:number-columns-repeated="1022"/>
        </table:table-row>
        <table:table-row table:style-name="ro1">
          <table:table-cell office:value-type="string">
            <text:p>MikeR415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ke Runyan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sterMax</text:p>
          </table:table-cell>
          <table:table-cell table:style-name="ce1" office:value-type="string">
            <text:p>Max Schroeder</text:p>
          </table:table-cell>
          <table:table-cell table:number-columns-repeated="1022"/>
        </table:table-row>
        <table:table-row table:style-name="ro1">
          <table:table-cell office:value-type="string">
            <text:p>Montero</text:p>
          </table:table-cell>
          <table:table-cell office:value-type="string">
            <text:p>Montero</text:p>
          </table:table-cell>
          <table:table-cell table:number-columns-repeated="1022"/>
        </table:table-row>
        <table:table-row table:style-name="ro1">
          <table:table-cell office:value-type="string">
            <text:p>MooMooKing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PAGE</text:p>
          </table:table-cell>
          <table:table-cell office:value-type="string">
            <text:p>Michael Page</text:p>
          </table:table-cell>
          <table:table-cell table:number-columns-repeated="1022"/>
        </table:table-row>
        <table:table-row table:style-name="ro1">
          <table:table-cell office:value-type="string">
            <text:p>mrakin88</text:p>
          </table:table-cell>
          <table:table-cell office:value-type="string">
            <text:p>Mary Rakin</text:p>
          </table:table-cell>
          <table:table-cell table:number-columns-repeated="1022"/>
        </table:table-row>
        <table:table-row table:style-name="ro1">
          <table:table-cell office:value-type="string">
            <text:p>Mr60</text:p>
          </table:table-cell>
          <table:table-cell office:value-type="string">
            <text:p>Feras Qaddoura</text:p>
          </table:table-cell>
          <table:table-cell table:number-columns-repeated="1022"/>
        </table:table-row>
        <table:table-row table:style-name="ro1">
          <table:table-cell office:value-type="string">
            <text:p>Mr Blue</text:p>
          </table:table-cell>
          <table:table-cell table:formula="of:=[.A231]" office:value-type="string" office:string-value="Mr Blue">
            <text:p>Mr Blu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Mscoyle</text:p>
          </table:table-cell>
          <table:table-cell office:value-type="string">
            <text:p>Mscoyle (Mark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heaj77</text:p>
          </table:table-cell>
          <table:table-cell office:value-type="string">
            <text:p>Mike Justice</text:p>
          </table:table-cell>
          <table:table-cell table:number-columns-repeated="1022"/>
        </table:table-row>
        <table:table-row table:style-name="ro1">
          <table:table-cell office:value-type="string">
            <text:p>Munsonator</text:p>
          </table:table-cell>
          <table:table-cell office:value-type="string">
            <text:p>Phil Munson</text:p>
          </table:table-cell>
          <table:table-cell table:number-columns-repeated="1022"/>
        </table:table-row>
        <table:table-row table:style-name="ro1">
          <table:table-cell office:value-type="string">
            <text:p>Nbarnes</text:p>
          </table:table-cell>
          <table:table-cell office:value-type="string">
            <text:p>Nick Barnes</text:p>
          </table:table-cell>
          <table:table-cell table:number-columns-repeated="1022"/>
        </table:table-row>
        <table:table-row table:style-name="ro1">
          <table:table-cell office:value-type="string">
            <text:p>Nclansdown</text:p>
          </table:table-cell>
          <table:table-cell office:value-type="string">
            <text:p>Nick Lansdown</text:p>
          </table:table-cell>
          <table:table-cell table:number-columns-repeated="1022"/>
        </table:table-row>
        <table:table-row table:style-name="ro1">
          <table:table-cell office:value-type="string">
            <text:p>Newbie</text:p>
          </table:table-cell>
          <table:table-cell office:value-type="string">
            <text:p>Newbie (Joseph)</text:p>
          </table:table-cell>
          <table:table-cell table:number-columns-repeated="1022"/>
        </table:table-row>
        <table:table-row table:style-name="ro1">
          <table:table-cell office:value-type="string">
            <text:p>Nick M</text:p>
          </table:table-cell>
          <table:table-cell table:formula="of:=[.A238]" office:value-type="string" office:string-value="Nick M">
            <text:p>Nick 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c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pallone</text:p>
          </table:table-cell>
          <table:table-cell office:value-type="string">
            <text:p>Nick Pallone</text:p>
          </table:table-cell>
          <table:table-cell table:number-columns-repeated="1022"/>
        </table:table-row>
        <table:table-row table:style-name="ro2">
          <table:table-cell office:value-type="string">
            <text:p>NickyD</text:p>
          </table:table-cell>
          <table:table-cell office:value-type="string">
            <text:p>Nick Dealtry</text:p>
          </table:table-cell>
          <table:table-cell table:number-columns-repeated="1022"/>
        </table:table-row>
        <table:table-row table:style-name="ro1">
          <table:table-cell office:value-type="string">
            <text:p>Nima</text:p>
          </table:table-cell>
          <table:table-cell office:value-type="string">
            <text:p>Nima Gaadadsuren</text:p>
          </table:table-cell>
          <table:table-cell table:number-columns-repeated="1022"/>
        </table:table-row>
        <table:table-row table:style-name="ro2">
          <table:table-cell office:value-type="string">
            <text:p>Ninad</text:p>
          </table:table-cell>
          <table:table-cell office:value-type="string">
            <text:p>Ninad Desai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eballer</text:p>
          </table:table-cell>
          <table:table-cell office:value-type="string">
            <text:p>Jason Williams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 T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thi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nullfox</text:p>
          </table:table-cell>
          <table:table-cell office:value-type="string">
            <text:p>Ben Fox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anch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antera</text:p>
          </table:table-cell>
          <table:table-cell office:value-type="string">
            <text:p>Pantera</text:p>
          </table:table-cell>
          <table:table-cell table:number-columns-repeated="1022"/>
        </table:table-row>
        <table:table-row table:style-name="ro1">
          <table:table-cell office:value-type="string">
            <text:p>Parn</text:p>
          </table:table-cell>
          <table:table-cell office:value-type="string">
            <text:p>Tammarak Kampanna</text:p>
          </table:table-cell>
          <table:table-cell table:number-columns-repeated="1022"/>
        </table:table-row>
        <table:table-row table:style-name="ro1">
          <table:table-cell office:value-type="string">
            <text:p>Papa</text:p>
          </table:table-cell>
          <table:table-cell office:value-type="string">
            <text:p>Larry Damman Sr.</text:p>
          </table:table-cell>
          <table:table-cell table:number-columns-repeated="1022"/>
        </table:table-row>
        <table:table-row table:style-name="ro1">
          <table:table-cell office:value-type="string">
            <text:p>paul_k</text:p>
          </table:table-cell>
          <table:table-cell office:value-type="string">
            <text:p>Paul Krohn</text:p>
          </table:table-cell>
          <table:table-cell table:number-columns-repeated="1022"/>
        </table:table-row>
        <table:table-row table:style-name="ro1">
          <table:table-cell office:value-type="string">
            <text:p>Pdawg</text:p>
          </table:table-cell>
          <table:table-cell office:value-type="string">
            <text:p>Patty Wes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anto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illipDino</text:p>
          </table:table-cell>
          <table:table-cell table:number-columns-repeated="1022"/>
        </table:table-row>
        <table:table-row table:style-name="ro1">
          <table:table-cell office:value-type="string">
            <text:p>Phudson</text:p>
          </table:table-cell>
          <table:table-cell office:value-type="string">
            <text:p>Preston Hudson</text:p>
          </table:table-cell>
          <table:table-cell table:number-columns-repeated="1022"/>
        </table:table-row>
        <table:table-row table:style-name="ro1">
          <table:table-cell office:value-type="string">
            <text:p>Pinky Ele</text:p>
          </table:table-cell>
          <table:table-cell table:formula="of:=[.A262]" office:value-type="string" office:string-value="Pinky Ele">
            <text:p>Pinky E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iperbela</text:p>
          </table:table-cell>
          <table:table-cell office:value-type="string">
            <text:p>Piper Anselmo</text:p>
          </table:table-cell>
          <table:table-cell table:number-columns-repeated="1022"/>
        </table:table-row>
        <table:table-row table:style-name="ro1">
          <table:table-cell office:value-type="string">
            <text:p>pistolp3t3</text:p>
          </table:table-cell>
          <table:table-cell office:value-type="string">
            <text:p>Pete Schay</text:p>
          </table:table-cell>
          <table:table-cell table:number-columns-repeated="1022"/>
        </table:table-row>
        <table:table-row table:style-name="ro1">
          <table:table-cell office:value-type="string">
            <text:p>Pluto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2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Cal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table:number-columns-repeated="2"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pollyesther</text:p>
          </table:table-cell>
          <table:table-cell office:value-type="string">
            <text:p>Lucy Kirchner</text:p>
          </table:table-cell>
          <table:table-cell table:number-columns-repeated="1022"/>
        </table:table-row>
        <table:table-row table:style-name="ro2">
          <table:table-cell office:value-type="string">
            <text:p>Paul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Gat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2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3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fnatic</text:p>
          </table:table-cell>
          <table:table-cell office:value-type="string">
            <text:p>Rajiv Shringi</text:p>
          </table:table-cell>
          <table:table-cell table:number-columns-repeated="1022"/>
        </table:table-row>
        <table:table-row table:style-name="ro1">
          <table:table-cell office:value-type="string">
            <text:p>poolio</text:p>
          </table:table-cell>
          <table:table-cell office:value-type="string">
            <text:p>Richard Devera</text:p>
          </table:table-cell>
          <table:table-cell table:number-columns-repeated="1022"/>
        </table:table-row>
        <table:table-row table:style-name="ro1">
          <table:table-cell office:value-type="string">
            <text:p>Pranay</text:p>
          </table:table-cell>
          <table:table-cell office:value-type="string">
            <text:p>Pranay Majmundar</text:p>
          </table:table-cell>
          <table:table-cell table:number-columns-repeated="1022"/>
        </table:table-row>
        <table:table-row table:style-name="ro1">
          <table:table-cell office:value-type="string">
            <text:p>Pratt</text:p>
          </table:table-cell>
          <table:table-cell office:value-type="string">
            <text:p>Pratt Majmudar</text:p>
          </table:table-cell>
          <table:table-cell table:number-columns-repeated="1022"/>
        </table:table-row>
        <table:table-row table:style-name="ro1">
          <table:table-cell office:value-type="string">
            <text:p>Priscilla</text:p>
          </table:table-cell>
          <table:table-cell office:value-type="string">
            <text:p>Priscilla Shiell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urplePirat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Q-Ball</text:p>
          </table:table-cell>
          <table:table-cell office:value-type="string">
            <text:p>Quinn Reilly</text:p>
          </table:table-cell>
          <table:table-cell table:number-columns-repeated="1022"/>
        </table:table-row>
        <table:table-row table:style-name="ro1">
          <table:table-cell office:value-type="string">
            <text:p>Quacainia</text:p>
          </table:table-cell>
          <table:table-cell office:value-type="string">
            <text:p>Ben Becker</text:p>
          </table:table-cell>
          <table:table-cell table:number-columns-repeated="1022"/>
        </table:table-row>
        <table:table-row table:style-name="ro1">
          <table:table-cell office:value-type="string">
            <text:p>radvij</text:p>
          </table:table-cell>
          <table:table-cell office:value-type="string">
            <text:p>Radhika Marini</text:p>
          </table:table-cell>
          <table:table-cell table:number-columns-repeated="1022"/>
        </table:table-row>
        <table:table-row table:style-name="ro1">
          <table:table-cell office:value-type="string">
            <text:p>rakINDAMONEY</text:p>
          </table:table-cell>
          <table:table-cell office:value-type="string">
            <text:p>Daniel Rakin</text:p>
          </table:table-cell>
          <table:table-cell table:number-columns-repeated="1022"/>
        </table:table-row>
        <table:table-row table:style-name="ro2">
          <table:table-cell office:value-type="string">
            <text:p>RandyC</text:p>
          </table:table-cell>
          <table:table-cell office:value-type="string">
            <text:p>Randy Cadelina</text:p>
          </table:table-cell>
          <table:table-cell table:number-columns-repeated="1022"/>
        </table:table-row>
        <table:table-row table:style-name="ro1">
          <table:table-cell office:value-type="string">
            <text:p>Randy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andy L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eckless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ckless04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deyedeer</text:p>
          </table:table-cell>
          <table:table-cell office:value-type="string">
            <text:p>Paul Crouch</text:p>
          </table:table-cell>
          <table:table-cell table:number-columns-repeated="1022"/>
        </table:table-row>
        <table:table-row table:style-name="ro2">
          <table:table-cell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office:value-type="string">
            <text:p>Ren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naroni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ichard Wong</text:p>
          </table:table-cell>
          <table:table-cell table:number-columns-repeated="1022"/>
        </table:table-row>
        <table:table-row table:style-name="ro1">
          <table:table-cell office:value-type="string">
            <text:p>Richierich</text:p>
          </table:table-cell>
          <table:table-cell office:value-type="string">
            <text:p>Rich Hatc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nguyen92</text:p>
          </table:table-cell>
          <table:table-cell office:value-type="string">
            <text:p>Rich Nguyen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rryulo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 Y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odneyzz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onn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yal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udy</text:p>
          </table:table-cell>
          <table:table-cell table:number-columns-repeated="1022"/>
        </table:table-row>
        <table:table-row table:style-name="ro1">
          <table:table-cell office:value-type="string">
            <text:p>RussLove</text:p>
          </table:table-cell>
          <table:table-cell office:value-type="string">
            <text:p>Russell Lovegren</text:p>
          </table:table-cell>
          <table:table-cell table:number-columns-repeated="1022"/>
        </table:table-row>
        <table:table-row table:style-name="ro1">
          <table:table-cell office:value-type="string">
            <text:p>RussellS</text:p>
          </table:table-cell>
          <table:table-cell office:value-type="string">
            <text:p>Russell Salerno</text:p>
          </table:table-cell>
          <table:table-cell table:number-columns-repeated="1022"/>
        </table:table-row>
        <table:table-row table:style-name="ro2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2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lyAnn</text:p>
          </table:table-cell>
          <table:table-cell office:value-type="string">
            <text:p>Sally Mehrwe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ant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arahholden</text:p>
          </table:table-cell>
          <table:table-cell office:value-type="string">
            <text:p>Sarah Holden</text:p>
          </table:table-cell>
          <table:table-cell table:number-columns-repeated="1022"/>
        </table:table-row>
        <table:table-row table:style-name="ro2">
          <table:table-cell office:value-type="string">
            <text:p>scd8922</text:p>
          </table:table-cell>
          <table:table-cell office:value-type="string">
            <text:p>Stephen Del Grosso</text:p>
          </table:table-cell>
          <table:table-cell table:number-columns-repeated="1022"/>
        </table:table-row>
        <table:table-row table:style-name="ro1">
          <table:table-cell office:value-type="string">
            <text:p>Scorpiohealing</text:p>
          </table:table-cell>
          <table:table-cell office:value-type="string">
            <text:p>Brian Dinoff</text:p>
          </table:table-cell>
          <table:table-cell table:number-columns-repeated="1022"/>
        </table:table-row>
        <table:table-row table:style-name="ro1">
          <table:table-cell office:value-type="string">
            <text:p>Shade</text:p>
          </table:table-cell>
          <table:table-cell office:value-type="string">
            <text:p>Jennifer Smith</text:p>
          </table:table-cell>
          <table:table-cell table:number-columns-repeated="1022"/>
        </table:table-row>
        <table:table-row table:style-name="ro1">
          <table:table-cell office:value-type="string">
            <text:p>ShanM</text:p>
          </table:table-cell>
          <table:table-cell office:value-type="string">
            <text:p>Shan Munoz</text:p>
          </table:table-cell>
          <table:table-cell table:number-columns-repeated="1022"/>
        </table:table-row>
        <table:table-row table:style-name="ro1">
          <table:table-cell office:value-type="string">
            <text:p>Shareen</text:p>
          </table:table-cell>
          <table:table-cell office:value-type="string">
            <text:p>Shareen Damman</text:p>
          </table:table-cell>
          <table:table-cell table:number-columns-repeated="1022"/>
        </table:table-row>
        <table:table-row table:style-name="ro1">
          <table:table-cell office:value-type="string">
            <text:p>Sinchai</text:p>
          </table:table-cell>
          <table:table-cell office:value-type="string">
            <text:p>Ed Sinchai</text:p>
          </table:table-cell>
          <table:table-cell table:number-columns-repeated="1022"/>
        </table:table-row>
        <table:table-row table:style-name="ro1">
          <table:table-cell office:value-type="string">
            <text:p>smalls</text:p>
          </table:table-cell>
          <table:table-cell office:value-type="string">
            <text:p>Yujin Lim</text:p>
          </table:table-cell>
          <table:table-cell table:number-columns-repeated="1022"/>
        </table:table-row>
        <table:table-row table:style-name="ro2">
          <table:table-cell office:value-type="string">
            <text:p>Smithrockk</text:p>
          </table:table-cell>
          <table:table-cell office:value-type="string">
            <text:p>Flint Smith</text:p>
          </table:table-cell>
          <table:table-cell table:number-columns-repeated="1022"/>
        </table:table-row>
        <table:table-row table:style-name="ro1">
          <table:table-cell office:value-type="string">
            <text:p>Sniper415</text:p>
          </table:table-cell>
          <table:table-cell office:value-type="string">
            <text:p>Alan Uchicha</text:p>
          </table:table-cell>
          <table:table-cell table:number-columns-repeated="1022"/>
        </table:table-row>
        <table:table-row table:style-name="ro1">
          <table:table-cell office:value-type="string">
            <text:p>Soennich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oennich2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partanQueen</text:p>
          </table:table-cell>
          <table:table-cell office:value-type="string">
            <text:p>Karissa Bell</text:p>
          </table:table-cell>
          <table:table-cell table:number-columns-repeated="1022"/>
        </table:table-row>
        <table:table-row table:style-name="ro1">
          <table:table-cell office:value-type="string">
            <text:p>Stefano</text:p>
          </table:table-cell>
          <table:table-cell office:value-type="string">
            <text:p>Stephan Dodson</text:p>
          </table:table-cell>
          <table:table-cell table:number-columns-repeated="1022"/>
        </table:table-row>
        <table:table-row table:style-name="ro1">
          <table:table-cell office:value-type="string">
            <text:p>stevelee</text:p>
          </table:table-cell>
          <table:table-cell office:value-type="string">
            <text:p>Steve Lee</text:p>
          </table:table-cell>
          <table:table-cell table:number-columns-repeated="1022"/>
        </table:table-row>
        <table:table-row table:style-name="ro1">
          <table:table-cell office:value-type="string">
            <text:p>stones</text:p>
          </table:table-cell>
          <table:table-cell office:value-type="string">
            <text:p>Maik Fahie</text:p>
          </table:table-cell>
          <table:table-cell table:number-columns-repeated="1022"/>
        </table:table-row>
        <table:table-row table:style-name="ro1">
          <table:table-cell office:value-type="string">
            <text:p>Stutzy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2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perMcFly</text:p>
          </table:table-cell>
          <table:table-cell office:value-type="string">
            <text:p>Robert Powell</text:p>
          </table:table-cell>
          <table:table-cell table:number-columns-repeated="1022"/>
        </table:table-row>
        <table:table-row table:style-name="ro1">
          <table:table-cell office:value-type="string">
            <text:p>Suprkitti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Tina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hoeEskimo</text:p>
          </table:table-cell>
          <table:table-cell office:value-type="string">
            <text:p>Evan Skinner</text:p>
          </table:table-cell>
          <table:table-cell table:number-columns-repeated="1022"/>
        </table:table-row>
        <table:table-row table:style-name="ro1">
          <table:table-cell office:value-type="string">
            <text:p>TAsuncion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Ta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2">
          <table:table-cell office:value-type="string">
            <text:p>tatoogirl</text:p>
          </table:table-cell>
          <table:table-cell office:value-type="string">
            <text:p>Ann Lee</text:p>
          </table:table-cell>
          <table:table-cell table:number-columns-repeated="1022"/>
        </table:table-row>
        <table:table-row table:style-name="ro1">
          <table:table-cell office:value-type="string">
            <text:p>Tea R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aRandrup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haraka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Thayereightball</text:p>
          </table:table-cell>
          <table:table-cell office:value-type="string">
            <text:p>Thayer McDougle</text:p>
          </table:table-cell>
          <table:table-cell table:number-columns-repeated="1022"/>
        </table:table-row>
        <table:table-row table:style-name="ro1">
          <table:table-cell office:value-type="string">
            <text:p>THC</text:p>
          </table:table-cell>
          <table:table-cell table:formula="of:=[.A347]" office:value-type="string" office:string-value="THC">
            <text:p>TH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Gab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2">
          <table:table-cell office:value-type="string">
            <text:p>Gaby2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greatga13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maddmixxer</text:p>
          </table:table-cell>
          <table:table-cell office:value-type="string">
            <text:p>Manny Sanchez</text:p>
          </table:table-cell>
          <table:table-cell table:number-columns-repeated="1022"/>
        </table:table-row>
        <table:table-row table:style-name="ro2">
          <table:table-cell office:value-type="string">
            <text:p>Thesquidger</text:p>
          </table:table-cell>
          <table:table-cell office:value-type="string">
            <text:p>Michael Kelly</text:p>
          </table:table-cell>
          <table:table-cell table:number-columns-repeated="1022"/>
        </table:table-row>
        <table:table-row table:style-name="ro1">
          <table:table-cell office:value-type="string">
            <text:p>ThomasPatrick</text:p>
          </table:table-cell>
          <table:table-cell office:value-type="string">
            <text:p>Thomas Kenny</text:p>
          </table:table-cell>
          <table:table-cell table:number-columns-repeated="1022"/>
        </table:table-row>
        <table:table-row table:style-name="ro1">
          <table:table-cell office:value-type="string">
            <text:p>TinMan</text:p>
          </table:table-cell>
          <table:table-cell office:value-type="string">
            <text:p>TinMan (Larry 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mctmc</text:p>
          </table:table-cell>
          <table:table-cell office:value-type="string">
            <text:p>Travis Cline</text:p>
          </table:table-cell>
          <table:table-cell table:number-columns-repeated="1022"/>
        </table:table-row>
        <table:table-row table:style-name="ro2">
          <table:table-cell office:value-type="string">
            <text:p>Tom Cerney</text:p>
          </table:table-cell>
          <table:table-cell office:value-type="string">
            <text:p>Tom Cerney</text:p>
          </table:table-cell>
          <table:table-cell table:number-columns-repeated="1022"/>
        </table:table-row>
        <table:table-row table:style-name="ro1">
          <table:table-cell office:value-type="string">
            <text:p>tomcklee</text:p>
          </table:table-cell>
          <table:table-cell office:value-type="string">
            <text:p>Tom Lee</text:p>
          </table:table-cell>
          <table:table-cell table:number-columns-repeated="1022"/>
        </table:table-row>
        <table:table-row table:style-name="ro1">
          <table:table-cell office:value-type="string">
            <text:p>tommymudd</text:p>
          </table:table-cell>
          <table:table-cell office:value-type="string">
            <text:p>Tommy Mudd</text:p>
          </table:table-cell>
          <table:table-cell table:number-columns-repeated="1022"/>
        </table:table-row>
        <table:table-row table:style-name="ro1">
          <table:table-cell office:value-type="string">
            <text:p>touboult</text:p>
          </table:table-cell>
          <table:table-cell office:value-type="string">
            <text:p>Talia Touboul</text:p>
          </table:table-cell>
          <table:table-cell table:number-columns-repeated="1022"/>
        </table:table-row>
        <table:table-row table:style-name="ro1">
          <table:table-cell office:value-type="string">
            <text:p>Trace149</text:p>
          </table:table-cell>
          <table:table-cell office:value-type="string">
            <text:p>Henry Granado</text:p>
          </table:table-cell>
          <table:table-cell table:number-columns-repeated="1022"/>
        </table:table-row>
        <table:table-row table:style-name="ro1">
          <table:table-cell office:value-type="string">
            <text:p>TTT</text:p>
          </table:table-cell>
          <table:table-cell table:formula="of:=[.A361]" office:value-type="string" office:string-value="TTT">
            <text:p>T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Two-Much</text:p>
          </table:table-cell>
          <table:table-cell office:value-type="string">
            <text:p>Tay Afua</text:p>
          </table:table-cell>
          <table:table-cell table:number-columns-repeated="1022"/>
        </table:table-row>
        <table:table-row table:style-name="ro1">
          <table:table-cell office:value-type="string">
            <text:p>uhokay</text:p>
          </table:table-cell>
          <table:table-cell office:value-type="string">
            <text:p>Dave Willett</text:p>
          </table:table-cell>
          <table:table-cell table:number-columns-repeated="1022"/>
        </table:table-row>
        <table:table-row table:style-name="ro1">
          <table:table-cell office:value-type="string">
            <text:p>Varun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2">
          <table:table-cell office:value-type="string">
            <text:p>Varun_singh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hyk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ictorRamos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2">
          <table:table-cell office:value-type="string">
            <text:p>vladiodato89</text:p>
          </table:table-cell>
          <table:table-cell office:value-type="string">
            <text:p>Daniel Diodato</text:p>
          </table:table-cell>
          <table:table-cell table:number-columns-repeated="1022"/>
        </table:table-row>
        <table:table-row table:style-name="ro1">
          <table:table-cell office:value-type="string">
            <text:p>Wad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2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 H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ForM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Walru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Wallyang</text:p>
          </table:table-cell>
          <table:table-cell office:value-type="string">
            <text:p>Wallyang (Walter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ter</text:p>
          </table:table-cell>
          <table:table-cell table:formula="of:=[.A375]" office:value-type="string" office:string-value="Walter">
            <text:p>Wal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Waynesap</text:p>
          </table:table-cell>
          <table:table-cell office:value-type="string">
            <text:p>Wayne Haley</text:p>
          </table:table-cell>
          <table:table-cell table:number-columns-repeated="1022"/>
        </table:table-row>
        <table:table-row table:style-name="ro1">
          <table:table-cell office:value-type="string">
            <text:p>Whiz</text:p>
          </table:table-cell>
          <table:table-cell office:value-type="string">
            <text:p>Kevin Jefferson</text:p>
          </table:table-cell>
          <table:table-cell table:number-columns-repeated="1022"/>
        </table:table-row>
        <table:table-row table:style-name="ro1">
          <table:table-cell office:value-type="string">
            <text:p>wksun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2">
          <table:table-cell office:value-type="string">
            <text:p>wil3ane</text:p>
          </table:table-cell>
          <table:table-cell office:value-type="string">
            <text:p>George Saheb</text:p>
          </table:table-cell>
          <table:table-cell table:number-columns-repeated="1022"/>
        </table:table-row>
        <table:table-row table:style-name="ro1">
          <table:table-cell office:value-type="string">
            <text:p>Williedills</text:p>
          </table:table-cell>
          <table:table-cell office:value-type="string">
            <text:p>William Gregory</text:p>
          </table:table-cell>
          <table:table-cell table:number-columns-repeated="1022"/>
        </table:table-row>
        <table:table-row table:style-name="ro1">
          <table:table-cell office:value-type="string">
            <text:p>Willyoh03</text:p>
          </table:table-cell>
          <table:table-cell office:value-type="string">
            <text:p>Will Vizcayno</text:p>
          </table:table-cell>
          <table:table-cell table:number-columns-repeated="1022"/>
        </table:table-row>
        <table:table-row table:style-name="ro1">
          <table:table-cell office:value-type="string">
            <text:p>Wshaheen</text:p>
          </table:table-cell>
          <table:table-cell office:value-type="string">
            <text:p>Will Shaheen</text:p>
          </table:table-cell>
          <table:table-cell table:number-columns-repeated="1022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zarnegar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office:value-type="string">
            <text:p>Zoo 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rro</text:p>
          </table:table-cell>
          <table:table-cell office:value-type="string">
            <text:p>Steve Fox</text:p>
          </table:table-cell>
          <table:table-cell table:number-columns-repeated="1022"/>
        </table:table-row>
        <table:table-row table:style-name="ro1" table:number-rows-repeated="104818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C38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3">08/13/2019</text:date>, <text:time>09:0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dc:date>2019-08-13T09:05:21</dc:date>
    <dc:creator>Skip Perry</dc:creator>
    <meta:editing-duration>P1DT2H45M52S</meta:editing-duration>
    <meta:editing-cycles>373</meta:editing-cycles>
    <meta:document-statistic meta:table-count="1" meta:cell-count="818" meta:object-count="0"/>
  </office:meta>
</office:document-meta>
</file>